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9d48" officeooo:paragraph-rsid="00159d4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23318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23318"/>
    </style:style>
    <style:style style:name="P1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23318" style:font-size-asian="10.5pt" style:font-weight-asian="normal" style:font-size-complex="12pt" style:font-weight-complex="normal"/>
    </style:style>
    <style:style style:name="T2" style:family="text">
      <style:text-properties officeooo:rsid="00161b8a"/>
    </style:style>
    <style:style style:name="T3" style:family="text">
      <style:text-properties officeooo:rsid="0017a1d8"/>
    </style:style>
    <style:style style:name="T4" style:family="text">
      <style:text-properties officeooo:rsid="00198458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: Agenda de contactos</text:p>
      <text:p text:style-name="P2"/>
      <text:p text:style-name="P2"/>
      <text:p text:style-name="P9">Casos de uso</text:p>
      <text:p text:style-name="P12"/>
      <text:p text:style-name="P4"/>
      <text:p text:style-name="P4"><text:span text:style-name="T5">1. <text:s/></text:span>Insertar un contacto</text:p>
      <text:p text:style-name="P4"/>
      <text:p text:style-name="P4">Actor principal: Administrativo</text:p>
      <text:p text:style-name="P4"></text:p>
      <text:p text:style-name="P4">Objetivo en contexto: Añadir una nueva entrada a la lista de contactos para consultas posteriores</text:p>
      <text:p text:style-name="P4"></text:p>
      <text:p text:style-name="P4">Precondiciones: Ninguna</text:p>
      <text:p text:style-name="P4"></text:p>
      <text:p text:style-name="P4">Disparador: El administrativo decide añadir un nuevo contacto a la lista</text:p>
      <text:p text:style-name="P4"></text:p>
      <text:p text:style-name="P4">Escenario:</text:p>
      <text:p text:style-name="P4">1. Administrativo: ejecuta la aplicación</text:p>
      <text:p text:style-name="P4">2. Administrativo: desde el menú principal, elige la opción "Añadir un nuevo contacto"</text:p>
      <text:p text:style-name="P4">3. Administrativo: inserta los datos del nuevo contacto en el orden presentado por la aplicación</text:p>
      <text:p text:style-name="P4">4. Administrativo: termina de añadir los datos y se agrega a la lista</text:p>
      <text:p text:style-name="P4"></text:p>
      <text:p text:style-name="P4">Excepciones:</text:p>
      <text:p text:style-name="P4">3a. Puede elegir dejar vacío algunos de los campos (simplemente pulsa intro). El nombre completo es obligatorio (para poder consultarlo).</text:p>
      <text:p text:style-name="P4">4a. El usuario puede elegir tras ello dos opciones:</text:p>
      <text:list xml:id="list3728200534648731801" text:style-name="L2">
        <text:list-item>
          <text:p text:style-name="P11">Añadir otro contacto y volver a 3</text:p>
        </text:list-item>
      </text:list>
      <text:list xml:id="list1287407654901078015" text:style-name="L1">
        <text:list-item>
          <text:p text:style-name="P10"><text:span text:style-name="T1">Volver al menú principal</text:span></text:p>
        </text:list-item>
      </text:list>
      <text:p text:style-name="P4"></text:p>
      <text:p text:style-name="P4">Prioridad: Esencial, debe implementarse</text:p>
      <text:p text:style-name="P4"></text:p>
      <text:p text:style-name="P4">Cuando estará disponible:</text:p>
      <text:p text:style-name="P4"></text:p>
      <text:p text:style-name="P4">Frecuencia de uso: Varias veces al día</text:p>
      <text:p text:style-name="P4"></text:p>
      <text:p text:style-name="P4">Canal para el actor: terminal en modo texto</text:p>
      <text:p text:style-name="P4"/>
      <text:p text:style-name="P14"/>
      <text:p text:style-name="P4"/>
      <text:p text:style-name="P4"><text:span text:style-name="T5">2.</text:span> <text:s/>Modificar contacto</text:p>
      <text:p text:style-name="P4"/>
      <text:p text:style-name="P4">Actor principal: Administrativo</text:p>
      <text:p text:style-name="P4"/>
      <text:p text:style-name="P4">Objetivo en contexto: Permitir modificar campos de un contacto existente estén o no vacíos.</text:p>
      <text:p text:style-name="P4"/>
      <text:p text:style-name="P4">Precondiciones: Estar en modo "consultando un contacto"</text:p>
      <text:p text:style-name="P4"/>
      <text:p text:style-name="P4">Disparador: <text:span text:style-name="T4">El administrativo</text:span> quiere modificar la información almacenada de un cliente existente.</text:p>
      <text:p text:style-name="P4"/>
      <text:p text:style-name="P4">Escenario: </text:p>
      <text:p text:style-name="P4">1. Administrativo: ha realizado el escenario del caso de uso "Buscar/consultar un contacto" y está en <text:soft-page-break/>el punto 4.</text:p>
      <text:p text:style-name="P4">2. Administrativo: elige entre las opciones para procesar al contacto "modificar"</text:p>
      <text:p text:style-name="P4">3. Administrativo: está en "selección de campo a modificar" selecciona un campo e introduce el nuevo valor.</text:p>
      <text:p text:style-name="P4">4. Administrativo: confirma el cambio y el programa regresa a "selección de campo a modificar".</text:p>
      <text:p text:style-name="P4">5. Administrativo: repite los pasos 3 y 4 o sale del menú volviendo a "Buscar/consultar un contacto" por 4.</text:p>
      <text:p text:style-name="P4"/>
      <text:p text:style-name="P4">Excepciones:</text:p>
      <text:p text:style-name="P4">3a. El valor introducido es inválido. En tal caso, se vuelve a pedir al usuario el valor</text:p>
      <text:p text:style-name="P4"/>
      <text:p text:style-name="P4">Prioridad: Esencial</text:p>
      <text:p text:style-name="P4"/>
      <text:p text:style-name="P4">Cuando estará disponible:</text:p>
      <text:p text:style-name="P4"/>
      <text:p text:style-name="P4">Frecuencia de uso: Bastantes veces a la semana.</text:p>
      <text:p text:style-name="P4"/>
      <text:p text:style-name="P4">Canal para el uso: terminal en modo texto</text:p>
      <text:p text:style-name="P13"/>
      <text:p text:style-name="P4"/>
      <text:p text:style-name="P5"><text:span text:style-name="T5">3.</text:span> <text:s/>Borrar un contacto</text:p>
      <text:p text:style-name="P5"></text:p>
      <text:p text:style-name="P5">Actor principal: Administrativo</text:p>
      <text:p text:style-name="P5"></text:p>
      <text:p text:style-name="P5">Objetivo en contexto: Eliminar un contacto de la agenda</text:p>
      <text:p text:style-name="P5"></text:p>
      <text:p text:style-name="P5">Precondiciones: Debe existir un contacto para poder ser eliminado, ya que será una de las opciones de gestión de la consulta</text:p>
      <text:p text:style-name="P5"></text:p>
      <text:p text:style-name="P5">Disparador: El administrativo decide eliminar un contacto de la lista</text:p>
      <text:p text:style-name="P5"></text:p>
      <text:p text:style-name="P5">Escenario:</text:p>
      <text:p text:style-name="P5">1. Administrativo: ejecuta la aplicación</text:p>
      <text:p text:style-name="P5">2. Administrativo: desde el menú principal, elige la opción "Consultar contacto"</text:p>
      <text:p text:style-name="P5">3. Administrativo: elige el contacto que desea consultar</text:p>
      <text:p text:style-name="P5">4. Administrativo: elige la opción de gestión "Eliminar contacto"</text:p>
      <text:p text:style-name="P5">5. Administrativo: confirma la acción de eliminar dicho contacto</text:p>
      <text:p text:style-name="P5">6. Aplicación: vuelve al menú principal</text:p>
      <text:p text:style-name="P5"></text:p>
      <text:p text:style-name="P5">Excepciones:</text:p>
      <text:p text:style-name="P5">5a. En caso de no confirmar la acción de borrar, no se llevará a cabo la eliminación del contacto y se volverá al menú principal</text:p>
      <text:p text:style-name="P5"></text:p>
      <text:p text:style-name="P5">Prioridad: Esencial, debe implementarse</text:p>
      <text:p text:style-name="P5"></text:p>
      <text:p text:style-name="P5">Cuando estará disponible:</text:p>
      <text:p text:style-name="P5"></text:p>
      <text:p text:style-name="P5">Frecuencia de uso: pocas veces al día</text:p>
      <text:p text:style-name="P5"></text:p>
      <text:p text:style-name="P5">Canal para el actor: terminal en modo texto</text:p>
      <text:p text:style-name="P15"/>
      <text:p text:style-name="P5"/>
      <text:p text:style-name="P5"><text:soft-page-break/><text:span text:style-name="T5">4. </text:span><text:s/>Buscar/consultar contacto</text:p>
      <text:p text:style-name="P5"/>
      <text:p text:style-name="P5">Actor principal: Administrativo</text:p>
      <text:p text:style-name="P5"/>
      <text:p text:style-name="P5">Objetivo en contexto: Permitir acceder a un cliente concreto y mostrar todos los sus campos.</text:p>
      <text:p text:style-name="P5"/>
      <text:p text:style-name="P5">Precondiciones: Sistema con al menos un contacto en ese instante</text:p>
      <text:p text:style-name="P5"/>
      <text:p text:style-name="P5">Disparador: Administrativo: decide que quiere conocer algún dato más sobre un cliente dado su nombre o si hay un grupo de ellos que tiene algún campo común.</text:p>
      <text:p text:style-name="P5"/>
      <text:p text:style-name="P5">Escenario: </text:p>
      <text:p text:style-name="P5">1. A<text:span text:style-name="T4">dministrativo: </text:span>está en la pantalla de inicio del programa</text:p>
      <text:p text:style-name="P5">2. Administrativo: selecciona la opción "buscar"</text:p>
      <text:p text:style-name="P5">3. Administrativo: elige el campo por el que buscar</text:p>
      <text:p text:style-name="P5">4. Si se encuentran coincidencias:</text:p>
      <text:p text:style-name="P5"><text:tab/>4.1. Administrativo: tiene que seleccionar un nombre en el caso de que aparezcan varios contactos</text:p>
      <text:p text:style-name="P5"><text:tab/>4.2. Se despliega toda la información (todos los campos) del contacto</text:p>
      <text:p text:style-name="P5"><text:tab/>4.3. Administrativo: selecciona entre opciones disponibles ("salir" o de procesar la información).</text:p>
      <text:p text:style-name="P5">5. Si no se encuentran coincidencias:</text:p>
      <text:p text:style-name="P5"><text:tab/>5.1. Se muestra por pantalla un mensaje informativo</text:p>
      <text:p text:style-name="P5"><text:tab/>5.2. Se le da la opción al usuario de realizar una nueva búsqueda y se vuelve a 3</text:p>
      <text:p text:style-name="P5">6. Administrativo: elige opción "salir" y vuelve al menú principal</text:p>
      <text:p text:style-name="P5"/>
      <text:p text:style-name="P5">Excepciones:</text:p>
      <text:p text:style-name="P6">3a. El valor del campo introducido es inválido y se vuelve a pedir al usuario</text:p>
      <text:p text:style-name="P5"/>
      <text:p text:style-name="P5"><text:span text:style-name="T2">Prioridad</text:span>: Esencial</text:p>
      <text:p text:style-name="P5"/>
      <text:p text:style-name="P5"><text:span text:style-name="T2">Cuándo estará disponible</text:span>:</text:p>
      <text:p text:style-name="P5"/>
      <text:p text:style-name="P5"><text:span text:style-name="T2">Frecuencia de uso</text:span>: Muchas veces al día</text:p>
      <text:p text:style-name="P5"/>
      <text:p text:style-name="P5"><text:span text:style-name="T2">Canal para el uso</text:span>: <text:span text:style-name="T3">terminal en modo texto</text:span></text:p>
      <text:p text:style-name="P15"/>
      <text:p text:style-name="P7"/>
      <text:p text:style-name="P7"><text:span text:style-name="T5">5. </text:span><text:s/>Hacer una copia de seguridad</text:p>
      <text:p text:style-name="P7"></text:p>
      <text:p text:style-name="P7">Actor principal: Administrativo</text:p>
      <text:p text:style-name="P7"></text:p>
      <text:p text:style-name="P7">Objetivo en contexto: Realizar una copia de seguridad de los datos que se puede guardar en un soporte externo y recuperar posteriormente</text:p>
      <text:p text:style-name="P7"></text:p>
      <text:p text:style-name="P7">Precondiciones: Ninguna</text:p>
      <text:p text:style-name="P7"></text:p>
      <text:p text:style-name="P7">Disparador: El administrativo decide realizar una copia de seguridad para proteger los datos</text:p>
      <text:p text:style-name="P7"></text:p>
      <text:p text:style-name="P7">Escenario:</text:p>
      <text:p text:style-name="P7">1. Administrativo: observa el menú</text:p>
      <text:p text:style-name="P7">2. Administrativo: elige la opción de realizar una copia de seguridad</text:p>
      <text:p text:style-name="P7"><text:soft-page-break/>3. Administrativo: el programa informa del tamaño de la copia de seguridad y le pide confirmación</text:p>
      <text:p text:style-name="P7">4. Administrativo: vuelve al menú principal</text:p>
      <text:p text:style-name="P7"></text:p>
      <text:p text:style-name="P7">Excepciones:</text:p>
      <text:p text:style-name="P7">3a. El administrativo cancela la creación de la copia de seguridad y se salta a 4</text:p>
      <text:p text:style-name="P7">3b. La aplicación detecta que no hay espacio en el disco y cancela la operación y salta a 4</text:p>
      <text:p text:style-name="P7"></text:p>
      <text:p text:style-name="P7">Prioridad: Baja, no es esencial</text:p>
      <text:p text:style-name="P7"></text:p>
      <text:p text:style-name="P7">Cuando estará disponible:</text:p>
      <text:p text:style-name="P7"></text:p>
      <text:p text:style-name="P7">Frecuencia de uso: A elección del usuario, recomendado 1 vez al día</text:p>
      <text:p text:style-name="P7"></text:p>
      <text:p text:style-name="P7">Canal para el actor: terminal en modo texto</text:p>
      <text:p text:style-name="P16"/>
      <text:p text:style-name="P7"/>
      <text:p text:style-name="P7"><text:span text:style-name="T5">6. </text:span><text:s/>Restaurar copia de seguridad</text:p>
      <text:p text:style-name="P7"></text:p>
      <text:p text:style-name="P7">Actor principal: Administrativo</text:p>
      <text:p text:style-name="P7"></text:p>
      <text:p text:style-name="P7">Objetivo en contexto: Restaurar una copia de seguridad</text:p>
      <text:p text:style-name="P7"></text:p>
      <text:p text:style-name="P7">Precondiciones: Debe existir una copia de seguridad</text:p>
      <text:p text:style-name="P7"></text:p>
      <text:p text:style-name="P7">Disparador: El administrativo decide restaurar una copia de seguridad para recuperar el sistema</text:p>
      <text:p text:style-name="P7"></text:p>
      <text:p text:style-name="P7">Escenario:</text:p>
      <text:p text:style-name="P7">1. Administrativo: ejecuta la aplicación</text:p>
      <text:p text:style-name="P7">2. Administrativo: desde el menú principal, elige la opción "Restaurar copia de seguridad"</text:p>
      <text:p text:style-name="P7">3. Administrativo: elige la copia de seguridad que desea restaurar</text:p>
      <text:p text:style-name="P7">4. Administrativo: confirma la acción de restaura copia de seguridad</text:p>
      <text:p text:style-name="P7">5. Aplicación: la aplicación lleva a cabo la restauración del sistema guardada en esa copia de seguridad</text:p>
      <text:p text:style-name="P7">6. Aplicación: vuelve al menú principal</text:p>
      <text:p text:style-name="P7"></text:p>
      <text:p text:style-name="P7">Excepciones:</text:p>
      <text:p text:style-name="P7">2a. No existe ninguna copia de seguridad para restaurar</text:p>
      <text:p text:style-name="P7">4a. En caso de no confirmar la acción de restaurar, volverá al menú principal</text:p>
      <text:p text:style-name="P7"></text:p>
      <text:p text:style-name="P7">Prioridad: Secundario</text:p>
      <text:p text:style-name="P7"></text:p>
      <text:p text:style-name="P7">Cuando estará disponible:</text:p>
      <text:p text:style-name="P7"></text:p>
      <text:p text:style-name="P7">Frecuencia de uso: pocas veces al mes (solo cuando sea necesario)</text:p>
      <text:p text:style-name="P7"></text:p>
      <text:p text:style-name="P7">Canal para el actor: terminal en modo texto</text:p>
      <text:p text:style-name="P16"/>
      <text:p text:style-name="P3"/>
      <text:p text:style-name="P8"><text:span text:style-name="T5">7.</text:span> <text:s/>Borrar copia de seguridad</text:p>
      <text:p text:style-name="P8"></text:p>
      <text:p text:style-name="P8">Actor principal: Administrativo</text:p>
      <text:p text:style-name="P8"></text:p>
      <text:p text:style-name="P8">Objetivo en contexto: Preparar el sistema para que pueda borrar una copia de seguridad que el <text:soft-page-break/>usuario desee</text:p>
      <text:p text:style-name="P8"></text:p>
      <text:p text:style-name="P8">Precondiciones: Que haya al menos una copia de seguridad en el sistema</text:p>
      <text:p text:style-name="P8"></text:p>
      <text:p text:style-name="P8">Disparador: El administrativo decide borrar alguna copia de seguridad que ya tenía guardada anteriormente</text:p>
      <text:p text:style-name="P8"></text:p>
      <text:p text:style-name="P8">Escenario: </text:p>
      <text:p text:style-name="P8">1.Administrador: tiene en pantalla la agenda</text:p>
      <text:p text:style-name="P8">2.Administrador: selecciona la opción de borrar copia de seguridad</text:p>
      <text:p text:style-name="P8">3.Administrador: selecciona la copia de seguridad a borrar</text:p>
      <text:p text:style-name="P8">4.Aplicación: el programa pide confirmación para borrar la copia de seguridad</text:p>
      <text:p text:style-name="P8">5.Administrador: observa un mensaje diciendo que el borrado de la copia se ha realizado satisfactoriamente</text:p>
      <text:p text:style-name="P8">6.Aplicación: El programa vuelve al menú principal</text:p>
      <text:p text:style-name="P8"></text:p>
      <text:p text:style-name="P8">Excepciones:</text:p>
      <text:p text:style-name="P8">4a.Se elige el no borrar la copia de seguridad y se va a 6</text:p>
      <text:p text:style-name="P8">4b.Fallo al borrar la copia de seguridad,se muestra un mensaje y se va a 6</text:p>
      <text:p text:style-name="P8"></text:p>
      <text:p text:style-name="P8">Prioridad: opción secundaria,debe implantarse si se quiere borrar la copia de segurirdad</text:p>
      <text:p text:style-name="P8"></text:p>
      <text:p text:style-name="P8">Cuándo estará disponible: </text:p>
      <text:p text:style-name="P8"></text:p>
      <text:p text:style-name="P8">Frecuencia de uso: excepcional, se borrará la copia de seguridad solo si se desea hacerlo</text:p>
      <text:p text:style-name="P8"></text:p>
      <text:p text:style-name="P8">Canal para el actor: a través de la interfaz del programa</text:p>
      <text:p text:style-name="P17"/>
      <text:p text:style-name="P8"/>
      <text:p text:style-name="P8"><text:span text:style-name="T5">8.</text:span> <text:s/>Imprimir en texto plano la agenda</text:p>
      <text:p text:style-name="P8"></text:p>
      <text:p text:style-name="P8">Actor principal: Administrativo</text:p>
      <text:p text:style-name="P8"></text:p>
      <text:p text:style-name="P8">Objetivo en contexto: Preparar el sistema para que copie la agenda almacenada en un texto plano</text:p>
      <text:p text:style-name="P8"></text:p>
      <text:p text:style-name="P8">Precondiciones: Ninguna </text:p>
      <text:p text:style-name="P8"></text:p>
      <text:p text:style-name="P8">Disparador: El administrativo decide imprimir en un archivo de texto la agenda que tiene guardada</text:p>
      <text:p text:style-name="P8"></text:p>
      <text:p text:style-name="P8">Escenario: </text:p>
      <text:p text:style-name="P8">1.Administrador: tiene en pantalla la agenda</text:p>
      <text:p text:style-name="P8">2.Administrador: selecciona la opción de imprimir</text:p>
      <text:p text:style-name="P8">3.Aplicación: El programa pide al administrador el nombre del archivo a generar y comprueba si ya existe</text:p>
      <text:p text:style-name="P8">4.Aplicación: El programa comprueba si hay algún contacto y genera un archivo formateado que contiene la lista de contactos</text:p>
      <text:p text:style-name="P8">5.Administrador: observa un mensaje diciendo que la impresión se ha realizado satisfactoriamente</text:p>
      <text:p text:style-name="P8">6.Aplicación: El programa vuelve al menú principal</text:p>
      <text:p text:style-name="P8"></text:p>
      <text:p text:style-name="P8">Excepciones:</text:p>
      <text:p text:style-name="P8">3.a. Si ya existe pide confirmación para sobrescribir y sino vuelve a 6</text:p>
      <text:p text:style-name="P8">4a. La agenda está vacía: se va a 6</text:p>
      <text:p text:style-name="P8"><text:soft-page-break/>4b. La impresión falla,muestra al administrador un mensaje de error y va a 6</text:p>
      <text:p text:style-name="P8"></text:p>
      <text:p text:style-name="P8">Prioridad: opción secundaria,debe implantarse si se quiere imprimir la agenda</text:p>
      <text:p text:style-name="P8"></text:p>
      <text:p text:style-name="P8">Cuándo estará disponible: </text:p>
      <text:p text:style-name="P8"></text:p>
      <text:p text:style-name="P8">Frecuencia de uso: excepcional, se imprimirá solo si se desea hacerlo</text:p>
      <text:p text:style-name="P8"></text:p>
      <text:p text:style-name="P8">Canal para el actor: a través de la interfaz del programa</text:p>
      <text:p text:style-name="P8"></text:p>
      <text:p text:style-name="P8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11T20:19:13.213195635</dc:date>
    <dc:creator>javier </dc:creator>
    <meta:editing-duration>PT22M47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6" meta:paragraph-count="215" meta:word-count="1321" meta:character-count="8705" meta:non-whitespace-character-count="7319"/>
  </office:meta>
</office:document-meta>
</file>